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>
      <style:text-properties fo:color="#000000" officeooo:rsid="00200549" officeooo:paragraph-rsid="00200549"/>
    </style:style>
    <style:style style:name="P3" style:family="paragraph" style:parent-style-name="Standard">
      <style:text-properties fo:color="#000000" officeooo:rsid="0020ad70" officeooo:paragraph-rsid="0020ad70"/>
    </style:style>
    <style:style style:name="P4" style:family="paragraph" style:parent-style-name="Standard">
      <style:text-properties fo:color="#000000" fo:font-weight="normal" officeooo:rsid="00228456" officeooo:paragraph-rsid="00228456" style:font-weight-asian="normal" style:font-weight-complex="normal"/>
    </style:style>
    <style:style style:name="P5" style:family="paragraph" style:parent-style-name="Standard">
      <style:text-properties fo:color="#000000" fo:font-weight="normal" officeooo:rsid="0025629e" officeooo:paragraph-rsid="0025629e" style:font-weight-asian="normal" style:font-weight-complex="normal"/>
    </style:style>
    <style:style style:name="P6" style:family="paragraph" style:parent-style-name="Standard">
      <style:text-properties fo:color="#00cc00" fo:font-weight="normal" officeooo:rsid="00282bab" officeooo:paragraph-rsid="00282bab" style:font-weight-asian="normal" style:font-weight-complex="normal"/>
    </style:style>
    <style:style style:name="P7" style:family="paragraph" style:parent-style-name="Standard">
      <style:text-properties fo:color="#00cc00" fo:font-weight="normal" officeooo:rsid="00288d2b" officeooo:paragraph-rsid="00288d2b" style:font-weight-asian="normal" style:font-weight-complex="normal"/>
    </style:style>
    <style:style style:name="P8" style:family="paragraph" style:parent-style-name="Standard">
      <style:paragraph-properties fo:break-before="page"/>
      <style:text-properties fo:color="#000000" officeooo:rsid="00200549" officeooo:paragraph-rsid="00200549"/>
    </style:style>
    <style:style style:name="P9" style:family="paragraph" style:parent-style-name="Standard">
      <style:paragraph-properties fo:break-before="page"/>
      <style:text-properties fo:color="#000000" fo:font-weight="normal" officeooo:rsid="0020ad70" officeooo:paragraph-rsid="0020ad70" style:font-weight-asian="normal" style:font-weight-complex="normal"/>
    </style:style>
    <style:style style:name="P10" style:family="paragraph" style:parent-style-name="Standard">
      <style:paragraph-properties fo:break-before="page"/>
      <style:text-properties fo:color="#000000" fo:font-weight="normal" officeooo:rsid="00228456" officeooo:paragraph-rsid="00228456" style:font-weight-asian="normal" style:font-weight-complex="normal"/>
    </style:style>
    <style:style style:name="P11" style:family="paragraph" style:parent-style-name="Standard">
      <style:paragraph-properties fo:break-before="page"/>
      <style:text-properties fo:color="#000000" fo:font-weight="normal" officeooo:rsid="0025629e" officeooo:paragraph-rsid="0025629e" style:font-weight-asian="normal" style:font-weight-complex="normal"/>
    </style:style>
    <style:style style:name="P12" style:family="paragraph" style:parent-style-name="Standard">
      <style:paragraph-properties fo:break-before="page"/>
      <style:text-properties fo:color="#00cc00" fo:font-weight="normal" officeooo:rsid="00282bab" officeooo:paragraph-rsid="00282bab" style:font-weight-asian="normal" style:font-weight-complex="normal"/>
    </style:style>
    <style:style style:name="P13" style:family="paragraph" style:parent-style-name="Standard" style:list-style-name="L1">
      <style:text-properties fo:color="#008000" officeooo:rsid="0007c6de" officeooo:paragraph-rsid="0007c6de"/>
    </style:style>
    <style:style style:name="P14" style:family="paragraph" style:parent-style-name="Standard" style:list-style-name="L1">
      <style:text-properties fo:color="#008000" officeooo:rsid="000d24d0" officeooo:paragraph-rsid="000d24d0"/>
    </style:style>
    <style:style style:name="P15" style:family="paragraph" style:parent-style-name="Standard" style:list-style-name="L1">
      <style:text-properties fo:color="#008000" officeooo:rsid="000ea8d1" officeooo:paragraph-rsid="000ea8d1"/>
    </style:style>
    <style:style style:name="P16" style:family="paragraph" style:parent-style-name="Standard" style:list-style-name="L1">
      <style:text-properties fo:color="#008000" officeooo:rsid="0009c0e2" officeooo:paragraph-rsid="0009c0e2"/>
    </style:style>
    <style:style style:name="P17" style:family="paragraph" style:parent-style-name="Standard" style:list-style-name="L1">
      <style:text-properties fo:color="#00cc33" officeooo:rsid="0007c6de" officeooo:paragraph-rsid="0007c6de"/>
    </style:style>
    <style:style style:name="P18" style:family="paragraph" style:parent-style-name="Standard" style:list-style-name="L1">
      <style:text-properties fo:color="#00cc33" officeooo:rsid="0009c0e2" officeooo:paragraph-rsid="0009c0e2"/>
    </style:style>
    <style:style style:name="P19" style:family="paragraph" style:parent-style-name="Standard" style:list-style-name="L1">
      <style:text-properties fo:color="#000000" officeooo:rsid="001500fc" officeooo:paragraph-rsid="001500fc"/>
    </style:style>
    <style:style style:name="P20" style:family="paragraph" style:parent-style-name="Standard" style:list-style-name="L1">
      <style:text-properties fo:color="#000000" officeooo:rsid="00176a64" officeooo:paragraph-rsid="00176a64"/>
    </style:style>
    <style:style style:name="P21" style:family="paragraph" style:parent-style-name="Standard" style:list-style-name="L1">
      <style:text-properties fo:color="#000000" officeooo:rsid="0015e90f" officeooo:paragraph-rsid="0015e90f"/>
    </style:style>
    <style:style style:name="P22" style:family="paragraph" style:parent-style-name="Standard" style:list-style-name="L1">
      <style:text-properties fo:color="#000000" officeooo:rsid="00164f89" officeooo:paragraph-rsid="00164f89"/>
    </style:style>
    <style:style style:name="P23" style:family="paragraph" style:parent-style-name="Standard" style:list-style-name="L2">
      <style:text-properties fo:color="#000000" officeooo:rsid="00200549" officeooo:paragraph-rsid="00200549"/>
    </style:style>
    <style:style style:name="P24" style:family="paragraph" style:parent-style-name="Standard" style:list-style-name="L2">
      <style:text-properties fo:color="#000000" officeooo:rsid="002744c1" officeooo:paragraph-rsid="002744c1"/>
    </style:style>
    <style:style style:name="P25" style:family="paragraph" style:parent-style-name="Standard" style:list-style-name="L3">
      <style:text-properties fo:color="#000000" officeooo:rsid="002744c1" officeooo:paragraph-rsid="002744c1"/>
    </style:style>
    <style:style style:name="P26" style:family="paragraph" style:parent-style-name="Standard" style:list-style-name="L3">
      <style:text-properties fo:color="#000000" officeooo:rsid="0020ad70" officeooo:paragraph-rsid="0020ad70"/>
    </style:style>
    <style:style style:name="P27" style:family="paragraph" style:parent-style-name="Standard" style:list-style-name="L4">
      <style:text-properties fo:color="#000000" fo:font-weight="normal" officeooo:rsid="0020ad70" officeooo:paragraph-rsid="0020ad70" style:font-weight-asian="normal" style:font-weight-complex="normal"/>
    </style:style>
    <style:style style:name="P28" style:family="paragraph" style:parent-style-name="Standard" style:list-style-name="L4">
      <style:text-properties fo:color="#000000" fo:font-weight="normal" officeooo:rsid="00228456" officeooo:paragraph-rsid="00228456" style:font-weight-asian="normal" style:font-weight-complex="normal"/>
    </style:style>
    <style:style style:name="P29" style:family="paragraph" style:parent-style-name="Standard" style:list-style-name="L5">
      <style:text-properties fo:color="#000000" fo:font-weight="normal" officeooo:rsid="00228456" officeooo:paragraph-rsid="00228456" style:font-weight-asian="normal" style:font-weight-complex="normal"/>
    </style:style>
    <style:style style:name="P30" style:family="paragraph" style:parent-style-name="Standard" style:list-style-name="L6">
      <style:text-properties fo:color="#000000" fo:font-weight="normal" officeooo:rsid="00228456" officeooo:paragraph-rsid="00228456" style:font-weight-asian="normal" style:font-weight-complex="normal"/>
    </style:style>
    <style:style style:name="P31" style:family="paragraph" style:parent-style-name="Standard" style:list-style-name="L6">
      <style:text-properties fo:color="#000000" fo:font-weight="normal" officeooo:rsid="0025c502" officeooo:paragraph-rsid="0025c502" style:font-weight-asian="normal" style:font-weight-complex="normal"/>
    </style:style>
    <style:style style:name="P32" style:family="paragraph" style:parent-style-name="Standard" style:list-style-name="L8">
      <style:text-properties fo:color="#000000" fo:font-weight="normal" officeooo:rsid="00246af7" officeooo:paragraph-rsid="00246af7" style:font-weight-asian="normal" style:font-weight-complex="normal"/>
    </style:style>
    <style:style style:name="P33" style:family="paragraph" style:parent-style-name="Standard" style:list-style-name="L8">
      <style:text-properties fo:color="#000000" fo:font-weight="normal" officeooo:rsid="0025629e" officeooo:paragraph-rsid="0025629e" style:font-weight-asian="normal" style:font-weight-complex="normal"/>
    </style:style>
    <style:style style:name="P34" style:family="paragraph" style:parent-style-name="Standard" style:list-style-name="L9">
      <style:text-properties fo:color="#000000" fo:font-weight="normal" officeooo:rsid="0025629e" officeooo:paragraph-rsid="0025629e" style:font-weight-asian="normal" style:font-weight-complex="normal"/>
    </style:style>
    <style:style style:name="P35" style:family="paragraph" style:parent-style-name="Standard" style:list-style-name="L10">
      <style:text-properties fo:color="#000000" fo:font-weight="normal" officeooo:rsid="0025629e" officeooo:paragraph-rsid="0025629e" style:font-weight-asian="normal" style:font-weight-complex="normal"/>
    </style:style>
    <style:style style:name="P36" style:family="paragraph" style:parent-style-name="Standard" style:list-style-name="L11">
      <style:text-properties fo:color="#000000" fo:font-weight="normal" officeooo:rsid="0025629e" officeooo:paragraph-rsid="0025629e" style:font-weight-asian="normal" style:font-weight-complex="normal"/>
    </style:style>
    <style:style style:name="P37" style:family="paragraph" style:parent-style-name="Standard" style:list-style-name="L8">
      <style:text-properties fo:color="#000000" fo:font-weight="normal" officeooo:rsid="002672f0" officeooo:paragraph-rsid="002672f0" style:font-weight-asian="normal" style:font-weight-complex="normal"/>
    </style:style>
    <style:style style:name="P38" style:family="paragraph" style:parent-style-name="Standard" style:list-style-name="L1">
      <style:text-properties fo:color="#00ff00" officeooo:rsid="00176a64" officeooo:paragraph-rsid="00176a64"/>
    </style:style>
    <style:style style:name="P39" style:family="paragraph" style:parent-style-name="Standard" style:list-style-name="L12">
      <style:text-properties fo:color="#00cc00" fo:font-weight="normal" officeooo:rsid="00282bab" officeooo:paragraph-rsid="00282bab" style:font-weight-asian="normal" style:font-weight-complex="normal"/>
    </style:style>
    <style:style style:name="P40" style:family="paragraph" style:parent-style-name="Standard" style:list-style-name="L13">
      <style:text-properties fo:color="#00cc00" fo:font-weight="normal" officeooo:rsid="00288d2b" officeooo:paragraph-rsid="00288d2b" style:font-weight-asian="normal" style:font-weight-complex="normal"/>
    </style:style>
    <style:style style:name="P41" style:family="paragraph" style:parent-style-name="Standard" style:list-style-name="L14">
      <style:text-properties fo:color="#00cc00" fo:font-weight="normal" officeooo:rsid="00288d2b" officeooo:paragraph-rsid="00288d2b" style:font-weight-asian="normal" style:font-weight-complex="normal"/>
    </style:style>
    <style:style style:name="P42" style:family="paragraph" style:parent-style-name="Standard" style:list-style-name="L15">
      <style:text-properties fo:color="#00cc00" fo:font-weight="normal" officeooo:rsid="00288d2b" officeooo:paragraph-rsid="00288d2b" style:font-weight-asian="normal" style:font-weight-complex="normal"/>
    </style:style>
    <style:style style:name="P43" style:family="paragraph" style:parent-style-name="Standard" style:list-style-name="L16">
      <style:text-properties fo:color="#00cc00" fo:font-weight="normal" officeooo:rsid="00288d2b" officeooo:paragraph-rsid="00288d2b" style:font-weight-asian="normal" style:font-weight-complex="normal"/>
    </style:style>
    <style:style style:name="P44" style:family="paragraph" style:parent-style-name="Standard" style:list-style-name="L17">
      <style:text-properties fo:color="#00cc00" fo:font-weight="normal" officeooo:rsid="00288d2b" officeooo:paragraph-rsid="00288d2b" style:font-weight-asian="normal" style:font-weight-complex="normal"/>
    </style:style>
    <style:style style:name="P45" style:family="paragraph" style:parent-style-name="Standard" style:list-style-name="L7">
      <style:text-properties fo:color="#009900" fo:font-weight="normal" officeooo:rsid="00228456" officeooo:paragraph-rsid="00228456" style:font-weight-asian="normal" style:font-weight-complex="normal"/>
    </style:style>
    <style:style style:name="P46" style:family="paragraph" style:parent-style-name="Standard" style:list-style-name="L6">
      <style:text-properties fo:color="#009900" fo:font-weight="normal" officeooo:rsid="00228456" officeooo:paragraph-rsid="00228456" style:font-weight-asian="normal" style:font-weight-complex="normal"/>
    </style:style>
    <style:style style:name="P47" style:family="paragraph" style:parent-style-name="Standard" style:list-style-name="L8">
      <style:text-properties fo:color="#009900" fo:font-weight="normal" officeooo:rsid="00228456" officeooo:paragraph-rsid="00228456" style:font-weight-asian="normal" style:font-weight-complex="normal"/>
    </style:style>
    <style:style style:name="P48" style:family="paragraph" style:parent-style-name="Standard" style:list-style-name="L7">
      <style:text-properties fo:color="#009900" fo:font-weight="normal" officeooo:rsid="0025c502" officeooo:paragraph-rsid="0025c502" style:font-weight-asian="normal" style:font-weight-complex="normal"/>
    </style:style>
    <style:style style:name="P49" style:family="paragraph" style:parent-style-name="Standard" style:list-style-name="L6">
      <style:text-properties fo:color="#009900" fo:font-weight="normal" officeooo:rsid="0025c502" officeooo:paragraph-rsid="0025c502" style:font-weight-asian="normal" style:font-weight-complex="normal"/>
    </style:style>
    <style:style style:name="P50" style:family="paragraph" style:parent-style-name="Standard" style:list-style-name="L8">
      <style:text-properties fo:color="#009900" fo:font-weight="normal" officeooo:rsid="00246af7" officeooo:paragraph-rsid="00246af7" style:font-weight-asian="normal" style:font-weight-complex="normal"/>
    </style:style>
    <style:style style:name="P51" style:family="paragraph" style:parent-style-name="Standard" style:list-style-name="L8">
      <style:text-properties fo:color="#009900" fo:font-weight="normal" officeooo:rsid="002672f0" officeooo:paragraph-rsid="002672f0" style:font-weight-asian="normal" style:font-weight-complex="normal"/>
    </style:style>
    <style:style style:name="T1" style:family="text">
      <style:text-properties fo:color="#00ff00"/>
    </style:style>
    <style:style style:name="T2" style:family="text">
      <style:text-properties officeooo:rsid="00228456"/>
    </style:style>
    <style:style style:name="T3" style:family="text">
      <style:text-properties officeooo:rsid="00246af7"/>
    </style:style>
    <style:style style:name="T4" style:family="text">
      <style:text-properties officeooo:rsid="0025c502"/>
    </style:style>
    <style:style style:name="T5" style:family="text">
      <style:text-properties officeooo:rsid="00295bcf"/>
    </style:style>
    <style:style style:name="T6" style:family="text">
      <style:text-properties fo:color="#009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8454925647951177420" text:style-name="L1">
        <text:list-item>
          <text:p text:style-name="P13">Create an initialized capital cost with tag, name, description, price, installation_model, size basis, quote_basis, depreciation_type</text:p>
        </text:list-item>
        <text:list-item>
          <text:p text:style-name="P17">Throw a BadCapitalCostInput error on invalid values or types in initialization</text:p>
        </text:list-item>
        <text:list-item>
          <text:p text:style-name="P14">Add a comment correctly</text:p>
        </text:list-item>
        <text:list-item>
          <text:p text:style-name="P14">Throw a ProjFinError on a non-string comment</text:p>
        </text:list-item>
        <text:list-item>
          <text:p text:style-name="P15">Set description, quote_basis, depreciation_type, or installation_model with accessor functions</text:p>
        </text:list-item>
        <text:list-item>
          <text:p text:style-name="P17">Calculate a depreciation schedule based on one of three modes:</text:p>
          <text:list>
            <text:list-item>
              <text:p text:style-name="P17">Schedule</text:p>
            </text:list-item>
            <text:list-item>
              <text:p text:style-name="P13">Straight-line</text:p>
            </text:list-item>
            <text:list-item>
              <text:p text:style-name="P17">MACRS</text:p>
            </text:list-item>
          </text:list>
        </text:list-item>
        <text:list-item>
          <text:p text:style-name="P16">Throw BadCapitalDepreciationInput error on:</text:p>
          <text:list>
            <text:list-item>
              <text:p text:style-name="P16">Bad inputs</text:p>
            </text:list-item>
            <text:list-item>
              <text:p text:style-name="P16">Underdefined inputs</text:p>
            </text:list-item>
          </text:list>
        </text:list-item>
        <text:list-item>
          <text:p text:style-name="P16">Calculate TIC using these installation_models:</text:p>
          <text:list>
            <text:list-item>
              <text:p text:style-name="P16">Factored</text:p>
            </text:list-item>
            <text:list-item>
              <text:p text:style-name="P16">Fixed-value</text:p>
            </text:list-item>
          </text:list>
        </text:list-item>
        <text:list-item>
          <text:p text:style-name="P16">Throw BadCapitalTICInput error on:</text:p>
          <text:list>
            <text:list-item>
              <text:p text:style-name="P16">Bad inputs</text:p>
            </text:list-item>
            <text:list-item>
              <text:p text:style-name="P16">Underdefined inputs</text:p>
            </text:list-item>
          </text:list>
        </text:list-item>
        <text:list-item>
          <text:p text:style-name="P18">Calculate a cost layout schedule using these given methods:</text:p>
          <text:list>
            <text:list-item>
              <text:p text:style-name="P18">Fixed-date</text:p>
            </text:list-item>
            <text:list-item>
              <text:p text:style-name="P18">Fixed-period-interval</text:p>
            </text:list-item>
            <text:list-item>
              <text:p text:style-name="P18">Fixed-schedule</text:p>
            </text:list-item>
          </text:list>
        </text:list-item>
        <text:list-item>
          <text:p text:style-name="P18">Throw BadCapitalCostScheduleInput error on:</text:p>
          <text:list>
            <text:list-item>
              <text:p text:style-name="P18">Bad inputs</text:p>
            </text:list-item>
            <text:list-item>
              <text:p text:style-name="P18">Underdefined inputs</text:p>
            </text:list-item>
          </text:list>
        </text:list-item>
        <text:list-item>
          <text:p text:style-name="P19">Test cost escalation – use a general escalator, which will be tested elsewhere</text:p>
          <text:list>
            <text:list-item>
              <text:p text:style-name="P20">C<text:span text:style-name="T1">lass Escalator</text:span></text:p>
              <text:list>
                <text:list-item>
                  <text:p text:style-name="P38">Initialize properly</text:p>
                </text:list-item>
                <text:list-item>
                  <text:p text:style-name="P38">Escalate correctly for the following methods:</text:p>
                  <text:list>
                    <text:list-item>
                      <text:p text:style-name="P20">CPI Index</text:p>
                    </text:list-item>
                    <text:list-item>
                      <text:p text:style-name="P38">Fixed inflation percentage</text:p>
                    </text:list-item>
                    <text:list-item>
                      <text:p text:style-name="P20">Provided timeseries data table</text:p>
                    </text:list-item>
                    <text:list-item>
                      <text:p text:style-name="P20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est scaling for QuoteBasis</text:p>
        </text:list-item>
        <text:list-item>
          <text:p text:style-name="P22">Test all functions for installation classes</text:p>
        </text:list-item>
      </text:list>
      <text:p text:style-name="P8">FIXED EXPENSE OBJECT</text:p>
      <text:list xml:id="list6232468119945269866" text:style-name="L2">
        <text:list-item>
          <text:p text:style-name="P23">Attributes:</text:p>
          <text:list>
            <text:list-item>
              <text:p text:style-name="P23">Name</text:p>
            </text:list-item>
            <text:list-item>
              <text:p text:style-name="P23">id</text:p>
            </text:list-item>
            <text:list-item>
              <text:p text:style-name="P23">QuoteBasis (FixedExpenseQuoteBasis?)</text:p>
            </text:list-item>
            <text:list-item>
              <text:p text:style-name="P23">Escalator (to whom does this actually belong?)</text:p>
            </text:list-item>
            <text:list-item>
              <text:p text:style-name="P23">schedule of fixed expenses</text:p>
              <text:list>
                <text:list-item>
                  <text:p text:style-name="P23">Date index</text:p>
                </text:list-item>
                <text:list-item>
                  <text:p text:style-name="P23">Columns: fixed_costs</text:p>
                </text:list-item>
              </text:list>
            </text:list-item>
            <text:list-item>
              <text:p text:style-name="P24">Comment</text:p>
            </text:list-item>
          </text:list>
        </text:list-item>
        <text:list-item>
          <text:p text:style-name="P23">Functionality:</text:p>
          <text:list>
            <text:list-item>
              <text:p text:style-name="P23">Create schedule of fixed costs</text:p>
            </text:list-item>
            <text:list-item>
              <text:p text:style-name="P23">Change/modify its own attributes – look at python book for how to displace mutators pythonically</text:p>
            </text:list-item>
          </text:list>
        </text:list-item>
        <text:list-item>
          <text:p text:style-name="P23">Tests:</text:p>
          <text:list>
            <text:list-item>
              <text:p text:style-name="P24">Correctly initialize with a quotebasis, an escalation type, a name, an id</text:p>
            </text:list-item>
            <text:list-item>
              <text:p text:style-name="P24">Throw error on bad name (non-string type, illegal characters?)</text:p>
            </text:list-item>
            <text:list-item>
              <text:p text:style-name="P24">Throw error on bad id</text:p>
            </text:list-item>
            <text:list-item>
              <text:p text:style-name="P24">Throw error on bad quotebasis (not the right sub-type of QuoteBasis superclass)</text:p>
            </text:list-item>
            <text:list-item>
              <text:p text:style-name="P24">Throw error on bad escalation type (non-string, not in the allowable dictionary at the class head)</text:p>
            </text:list-item>
            <text:list-item>
              <text:p text:style-name="P24">Correctly build the schedule of fixed costs</text:p>
              <text:list>
                <text:list-item>
                  <text:p text:style-name="P24">Throw error on non-fully specified schedule</text:p>
                </text:list-item>
                <text:list-item>
                  <text:p text:style-name="P24">Throw error when date range not specified</text:p>
                </text:list-item>
                <text:list-item>
                  <text:p text:style-name="P24">Daily date range</text:p>
                </text:list-item>
                <text:list-item>
                  <text:p text:style-name="P24">Monthly frequency</text:p>
                </text:list-item>
                <text:list-item>
                  <text:p text:style-name="P24">Fixed schedule frequency</text:p>
                </text:list-item>
                <text:list-item>
                  <text:p text:style-name="P24">Annual frequency</text:p>
                </text:list-item>
              </text:list>
            </text:list-item>
            <text:list-item>
              <text:p text:style-name="P24">Correctly modify attributes (is this a good place to use decorators?)</text:p>
              <text:list>
                <text:list-item>
                  <text:p text:style-name="P24">Throw error on illegal attributes</text:p>
                </text:list-item>
              </text:list>
            </text:list-item>
          </text:list>
        </text:list-item>
      </text:list>
      <text:p text:style-name="P2"/>
      <text:p text:style-name="P2">FIXED COSTS OBJECT</text:p>
      <text:list xml:id="list4428363813165069736" text:style-name="L3">
        <text:list-item>
          <text:p text:style-name="P26">Attributes:</text:p>
          <text:list>
            <text:list-item>
              <text:p text:style-name="P26">List of fixed cost objects</text:p>
            </text:list-item>
            <text:list-item>
              <text:p text:style-name="P26">schedule of all fixed costs (simple)</text:p>
              <text:list>
                <text:list-item>
                  <text:p text:style-name="P26">date index</text:p>
                </text:list-item>
                <text:list-item>
                  <text:p text:style-name="P26">columns: fixed_costs</text:p>
                </text:list-item>
              </text:list>
            </text:list-item>
            <text:list-item>
              <text:p text:style-name="P26">schedule of all fixed costs (detailed)</text:p>
              <text:list>
                <text:list-item>
                  <text:p text:style-name="P26">break down based on individual fixed costs</text:p>
                </text:list-item>
                <text:list-item>
                  <text:p text:style-name="P26">columns: fixed_costs name, name for name in fixed_costs.object.name</text:p>
                </text:list-item>
              </text:list>
            </text:list-item>
          </text:list>
        </text:list-item>
        <text:list-item>
          <text:p text:style-name="P26">Functionality:</text:p>
          <text:list>
            <text:list-item>
              <text:p text:style-name="P26">Create simple schedule of all fixed costs</text:p>
            </text:list-item>
            <text:list-item>
              <text:p text:style-name="P26">Created detailed schedule of all fixed costs</text:p>
            </text:list-item>
            <text:list-item>
              <text:p text:style-name="P26">Add a fixed expense or a fixed cost object</text:p>
            </text:list-item>
            <text:list-item>
              <text:p text:style-name="P26">Delete a fixed expense of a fixed cost object</text:p>
            </text:list-item>
          </text:list>
        </text:list-item>
        <text:list-item>
          <text:p text:style-name="P26"><text:soft-page-break/>Tests:</text:p>
          <text:list>
            <text:list-item>
              <text:p text:style-name="P25">Correctly add a fixed cost to the container</text:p>
            </text:list-item>
            <text:list-item>
              <text:p text:style-name="P25">Throw an error when a non-fixed cost is supposed to be added to the container</text:p>
            </text:list-item>
            <text:list-item>
              <text:p text:style-name="P25">Correctly build simple schedule of fixed costs</text:p>
            </text:list-item>
            <text:list-item>
              <text:p text:style-name="P25">Throw an error when one of the fixed costs is underspecified</text:p>
            </text:list-item>
            <text:list-item>
              <text:p text:style-name="P25">Correctly build detailed schedule of fixed costs</text:p>
            </text:list-item>
            <text:list-item>
              <text:p text:style-name="P25">Correctly remove fixed expense from the schedule</text:p>
            </text:list-item>
            <text:list-item>
              <text:p text:style-name="P25">Throw error when desired removal not in the actual schedule (or just a warning – is it really a bad thing if we try to delete something that is not there?)</text:p>
            </text:list-item>
          </text:list>
        </text:list-item>
      </text:list>
      <text:p text:style-name="P3"/>
      <text:p text:style-name="P9">VARIABLE EXPENSE</text:p>
      <text:list xml:id="list5400570939622969234" text:style-name="L4">
        <text:list-item>
          <text:p text:style-name="P27">Attributes:</text:p>
          <text:list>
            <text:list-item>
              <text:p text:style-name="P27">Represents a variable expense referenced to a Production object</text:p>
            </text:list-item>
            <text:list-item>
              <text:p text:style-name="P27">Name</text:p>
            </text:list-item>
            <text:list-item>
              <text:p text:style-name="P27">id</text:p>
            </text:list-item>
            <text:list-item>
              <text:p text:style-name="P27">QuoteBasis (VariableExpenseQuoteBasis?)</text:p>
            </text:list-item>
            <text:list-item>
              <text:p text:style-name="P27">Escalator (who owns this escalator – design decision)</text:p>
            </text:list-item>
          </text:list>
        </text:list-item>
        <text:list-item>
          <text:p text:style-name="P27">Functionality</text:p>
          <text:list>
            <text:list-item>
              <text:p text:style-name="P27">Calculate a schedule of variable expenses given a production schedule, its escalator, and <text:span text:style-name="T2">the dates of performance (actually, wouldn't this be tied to the production schedule object?)</text:span></text:p>
            </text:list-item>
            <text:list-item>
              <text:p text:style-name="P28">Change and/or modify its own attributes</text:p>
            </text:list-item>
          </text:list>
        </text:list-item>
        <text:list-item>
          <text:p text:style-name="P28">Tests</text:p>
        </text:list-item>
      </text:list>
      <text:p text:style-name="P4"/>
      <text:p text:style-name="P4"/>
      <text:p text:style-name="P4">VARIABLE COSTS</text:p>
      <text:list xml:id="list2284116577116643378" text:style-name="L5">
        <text:list-item>
          <text:p text:style-name="P29">Attributes:</text:p>
          <text:list>
            <text:list-item>
              <text:p text:style-name="P29">Container for all variable expenses/sub cost items; allows roll-up of individual expenses</text:p>
            </text:list-item>
            <text:list-item>
              <text:p text:style-name="P29">Name</text:p>
            </text:list-item>
            <text:list-item>
              <text:p text:style-name="P29">id?</text:p>
            </text:list-item>
          </text:list>
        </text:list-item>
        <text:list-item>
          <text:p text:style-name="P29">Functionality</text:p>
          <text:list>
            <text:list-item>
              <text:p text:style-name="P29">Add a variable expense/variable cost item</text:p>
            </text:list-item>
            <text:list-item>
              <text:p text:style-name="P29">Delete a variable expenses/variable cost item</text:p>
            </text:list-item>
            <text:list-item>
              <text:p text:style-name="P29">Roll up costs into a single schedule (simple)</text:p>
            </text:list-item>
            <text:list-item>
              <text:p text:style-name="P29">Roll up costs into a single schedule (broken-down/detailed)</text:p>
            </text:list-item>
          </text:list>
        </text:list-item>
        <text:list-item>
          <text:p text:style-name="P29">Tests</text:p>
        </text:list-item>
      </text:list>
      <text:p text:style-name="P4"/>
      <text:p text:style-name="P10">LOAN OBJECT</text:p>
      <text:list xml:id="list5124056312550951603" text:style-name="L6">
        <text:list-item>
          <text:p text:style-name="P46">Attributes:</text:p>
          <text:list>
            <text:list-item>
              <text:p text:style-name="P46">Name</text:p>
            </text:list-item>
            <text:list-item>
              <text:p text:style-name="P46">Term</text:p>
            </text:list-item>
            <text:list-item>
              <text:p text:style-name="P46">Total principal value</text:p>
            </text:list-item>
            <text:list-item>
              <text:p text:style-name="P46">Rate</text:p>
            </text:list-item>
            <text:list-item>
              <text:p text:style-name="P46">Starting date (?)</text:p>
            </text:list-item>
            <text:list-item>
              <text:p text:style-name="P46">Schedule of payments</text:p>
            </text:list-item>
            <text:list-item>
              <text:p text:style-name="P49">Check-bits for built-schedule</text:p>
            </text:list-item>
          </text:list>
        </text:list-item>
        <text:list-item>
          <text:p text:style-name="P30">Functionality:</text:p>
          <text:list>
            <text:list-item>
              <text:p text:style-name="P30">Add/change its own features with error checking at some point</text:p>
            </text:list-item>
            <text:list-item>
              <text:p text:style-name="P46">Calculate schedule for loan on regular payment schedule</text:p>
              <text:list>
                <text:list-item>
                  <text:p text:style-name="P46">Principal payment</text:p>
                </text:list-item>
                <text:list-item>
                  <text:p text:style-name="P46">Interest payments</text:p>
                </text:list-item>
                <text:list-item>
                  <text:p text:style-name="P46">Remaining principal</text:p>
                </text:list-item>
                <text:list-item>
                  <text:p text:style-name="P46">Proceeds? What do we name this?</text:p>
                </text:list-item>
              </text:list>
            </text:list-item>
            <text:list-item>
              <text:p text:style-name="P46">Calculate schedule for a defined payment schedule (allows a helper to structure more complicated loans – could be sub-types)</text:p>
            </text:list-item>
          </text:list>
        </text:list-item>
        <text:list-item>
          <text:p text:style-name="P30">Tests:</text:p>
          <text:list>
            <text:list-item>
              <text:p text:style-name="P49">Correctly initialize with name, term, value, rate, starting date (initialize schedule??)</text:p>
            </text:list-item>
            <text:list-item>
              <text:p text:style-name="P31">T<text:span text:style-name="T6">hrow error on bad rate (negative, non-numeric type)</text:span></text:p>
            </text:list-item>
            <text:list-item>
              <text:p text:style-name="P31">Correctly calculate the right schedule on:<text:tab/></text:p>
              <text:list>
                <text:list-item>
                  <text:p text:style-name="P31">Zero-coupon</text:p>
                </text:list-item>
                <text:list-item>
                  <text:p text:style-name="P49">Annual</text:p>
                </text:list-item>
                <text:list-item>
                  <text:p text:style-name="P49">Non-annual</text:p>
                </text:list-item>
                <text:list-item>
                  <text:p text:style-name="P31">Direct payment schedule method</text:p>
                </text:list-item>
              </text:list>
            </text:list-item>
            <text:list-item>
              <text:p text:style-name="P49">Throw error on underdefined loan prior to calculation</text:p>
            </text:list-item>
            <text:list-item>
              <text:p text:style-name="P31">Correctly set attributes</text:p>
            </text:list-item>
            <text:list-item>
              <text:p text:style-name="P49">Throw errors when attributes do not match validity/type requirements (should I abstract these checks?)</text:p>
            </text:list-item>
          </text:list>
        </text:list-item>
      </text:list>
      <text:p text:style-name="P4"/>
      <text:p text:style-name="P4">DEBT ABSTRACT CLASS</text:p>
      <text:list xml:id="list6935247968117528168" text:style-name="L7">
        <text:list-item>
          <text:p text:style-name="P45">Attributes:</text:p>
          <text:list>
            <text:list-item>
              <text:p text:style-name="P45">Name</text:p>
            </text:list-item>
            <text:list-item>
              <text:p text:style-name="P45">Value (principal?)</text:p>
            </text:list-item>
            <text:list-item>
              <text:p text:style-name="P45">Schedule (date index, columns: principal_payment, interest_payment, principal or similar)</text:p>
            </text:list-item>
            <text:list-item>
              <text:p text:style-name="P45"><text:span text:style-name="T4">Initial</text:span> date</text:p>
            </text:list-item>
            <text:list-item>
              <text:p text:style-name="P48">Comment</text:p>
            </text:list-item>
          </text:list>
        </text:list-item>
        <text:list-item>
          <text:p text:style-name="P45">Interface</text:p>
          <text:list>
            <text:list-item>
              <text:p text:style-name="P45">Build schedule function</text:p>
            </text:list-item>
          </text:list>
        </text:list-item>
        <text:list-item>
          <text:p text:style-name="P45">Tests:</text:p>
          <text:list>
            <text:list-item>
              <text:p text:style-name="P48">Correctly set name, initial value, comment, and date</text:p>
            </text:list-item>
            <text:list-item>
              <text:p text:style-name="P48">Throw error on bad name</text:p>
            </text:list-item>
            <text:list-item>
              <text:p text:style-name="P48">Throw error on bad initial value (negative/zero, non-numeric type)</text:p>
            </text:list-item>
            <text:list-item>
              <text:p text:style-name="P48">Throw error on bad initial date (non-datetime.datetime type)</text:p>
            </text:list-item>
          </text:list>
        </text:list-item>
      </text:list>
      <text:p text:style-name="P4"><text:soft-page-break/></text:p>
      <text:p text:style-name="P4">DEBT PORTFOLIO</text:p>
      <text:list xml:id="list1214813099682863615" text:style-name="L8">
        <text:list-item>
          <text:p text:style-name="P47">Attributes:</text:p>
          <text:list>
            <text:list-item>
              <text:p text:style-name="P47">Container (list or dictionary) for all debt objects; each object must be of type debt, doesn't need to know the details, but the functionality must cascade downward</text:p>
            </text:list-item>
            <text:list-item>
              <text:p text:style-name="P47">Name</text:p>
            </text:list-item>
            <text:list-item>
              <text:p text:style-name="P47">id</text:p>
            </text:list-item>
          </text:list>
        </text:list-item>
        <text:list-item>
          <text:p text:style-name="P47">Functionality:</text:p>
          <text:list>
            <text:list-item>
              <text:p text:style-name="P47">Add debt item to debt container</text:p>
            </text:list-item>
            <text:list-item>
              <text:p text:style-name="P47">Re<text:span text:style-name="T3">move debt item from debt container</text:span></text:p>
            </text:list-item>
            <text:list-item>
              <text:p text:style-name="P50">Roll up debt into simple schedule</text:p>
            </text:list-item>
            <text:list-item>
              <text:p text:style-name="P32">Roll up debt into itemized schedule</text:p>
            </text:list-item>
          </text:list>
        </text:list-item>
        <text:list-item>
          <text:p text:style-name="P33">Tests:</text:p>
          <text:list>
            <text:list-item>
              <text:p text:style-name="P51">Correctly add item to debt container</text:p>
            </text:list-item>
            <text:list-item>
              <text:p text:style-name="P51">Correctly remove item to debt container</text:p>
            </text:list-item>
            <text:list-item>
              <text:p text:style-name="P51">Correctly roll up debt into simple schedule</text:p>
            </text:list-item>
            <text:list-item>
              <text:p text:style-name="P37">Correctly roll up debt into itemized schedule</text:p>
            </text:list-item>
            <text:list-item>
              <text:p text:style-name="P51">Throw error on non-debt type item addition</text:p>
            </text:list-item>
            <text:list-item>
              <text:p text:style-name="P37"/>
            </text:list-item>
            <text:list-item>
              <text:p text:style-name="P51">Throw error when one of the debt items cannot be rolled up on roll up attempt</text:p>
            </text:list-item>
          </text:list>
        </text:list-item>
      </text:list>
      <text:p text:style-name="P5"/>
      <text:p text:style-name="P11">EXPENSE ABSTRACT CLASS:</text:p>
      <text:list xml:id="list254678704189503895" text:style-name="L9">
        <text:list-item>
          <text:p text:style-name="P34">Attributes:</text:p>
          <text:list>
            <text:list-item>
              <text:p text:style-name="P34">Name</text:p>
            </text:list-item>
            <text:list-item>
              <text:p text:style-name="P34">id</text:p>
            </text:list-item>
            <text:list-item>
              <text:p text:style-name="P34">Look at Design Patterns tree for co-evolving items</text:p>
            </text:list-item>
            <text:list-item>
              <text:p text:style-name="P34">QuoteBasis</text:p>
            </text:list-item>
            <text:list-item>
              <text:p text:style-name="P34">Escalator</text:p>
            </text:list-item>
            <text:list-item>
              <text:p text:style-name="P34">Schedule of costs</text:p>
            </text:list-item>
          </text:list>
        </text:list-item>
        <text:list-item>
          <text:p text:style-name="P34">When will an interface need to have an expense, but not a clearly defined subclass? Need to look at this, because it may not make sense to unify the interface – EXCEPT – is there a time where we want to build_schedule() on all of the expenses, regardless of whether they are CAPEX, VARIABLE, FIXED, etc? <text:s/>Also, is the Costs class a subclass of EXPENSE? <text:s/>Because Costs does NOT have a QuoteBasis, an Escalator, etc, so it may just need to share interface features</text:p>
        </text:list-item>
      </text:list>
      <text:p text:style-name="P5"/>
      <text:p text:style-name="P5">PRODUCT CLASS</text:p>
      <text:list xml:id="list4895167990228726269" text:style-name="L10">
        <text:list-item>
          <text:p text:style-name="P35">Attributes:</text:p>
          <text:list>
            <text:list-item>
              <text:p text:style-name="P35">Name</text:p>
            </text:list-item>
            <text:list-item>
              <text:p text:style-name="P35">id</text:p>
            </text:list-item>
            <text:list-item>
              <text:p text:style-name="P35">QuoteBasis (?) – this is then the basis for other quote bases? <text:s/>It needs scaling values, look at this</text:p>
            </text:list-item>
            <text:list-item>
              <text:p text:style-name="P35">Escalator</text:p>
            </text:list-item>
            <text:list-item>
              <text:p text:style-name="P35">Schedule of prices forward</text:p>
            </text:list-item>
            <text:list-item>
              <text:p text:style-name="P35">Should the Product contain its own Production, or should we outsource that?</text:p>
            </text:list-item>
          </text:list>
        </text:list-item>
        <text:list-item>
          <text:p text:style-name="P35">Functionality</text:p>
          <text:list>
            <text:list-item>
              <text:p text:style-name="P35">Calculate a forward value schedule for the product given the escalator</text:p>
            </text:list-item>
            <text:list-item>
              <text:p text:style-name="P35">Shift units or currencies, if desired</text:p>
            </text:list-item>
          </text:list>
        </text:list-item>
        <text:list-item>
          <text:p text:style-name="P35">Tests</text:p>
        </text:list-item>
      </text:list>
      <text:p text:style-name="P5"/>
      <text:p text:style-name="P5">PRODUCTION CLASS</text:p>
      <text:list xml:id="list1715845091627921110" text:style-name="L11">
        <text:list-item>
          <text:p text:style-name="P36">Attributes:</text:p>
          <text:list>
            <text:list-item>
              <text:p text:style-name="P36">Container for Products</text:p>
            </text:list-item>
            <text:list-item>
              <text:p text:style-name="P36">Name</text:p>
            </text:list-item>
            <text:list-item>
              <text:p text:style-name="P36">id</text:p>
            </text:list-item>
            <text:list-item>
              <text:p text:style-name="P36">Schedule of production rates/prices for all products (simple)</text:p>
            </text:list-item>
            <text:list-item>
              <text:p text:style-name="P36">Schedule of production rates/prices for all products (detailed)</text:p>
            </text:list-item>
          </text:list>
        </text:list-item>
        <text:list-item>
          <text:p text:style-name="P36">Functionality</text:p>
          <text:list>
            <text:list-item>
              <text:p text:style-name="P36">Add a product and its production schedule</text:p>
            </text:list-item>
            <text:list-item>
              <text:p text:style-name="P36">Remove a product and its production schedule</text:p>
            </text:list-item>
            <text:list-item>
              <text:p text:style-name="P36">Calculate forward revenue schedule (simple)</text:p>
            </text:list-item>
            <text:list-item>
              <text:p text:style-name="P36">Calculate forward revenue schedule (detailed/itemized)</text:p>
            </text:list-item>
          </text:list>
        </text:list-item>
        <text:list-item>
          <text:p text:style-name="P36">Tests</text:p>
        </text:list-item>
      </text:list>
      <text:p text:style-name="P4"/>
      <text:p text:style-name="P12">SCALER CLASS</text:p>
      <text:list xml:id="list888681733737927619" text:style-name="L12">
        <text:list-item>
          <text:p text:style-name="P39">Attributes:</text:p>
          <text:list>
            <text:list-item>
              <text:p text:style-name="P39">factor</text:p>
            </text:list-item>
          </text:list>
        </text:list-item>
        <text:list-item>
          <text:p text:style-name="P39">Functionality:</text:p>
          <text:list>
            <text:list-item>
              <text:p text:style-name="P39">scale from one size to another using its own internal method</text:p>
              <text:list>
                <text:list-item>
                  <text:p text:style-name="P39">Note: This allows stairsteps to be generalized, which is good</text:p>
                </text:list-item>
              </text:list>
            </text:list-item>
            <text:list-item>
              <text:p text:style-name="P39">handle unit conversions and unit inconsistency</text:p>
            </text:list-item>
          </text:list>
        </text:list-item>
        <text:list-item>
          <text:p text:style-name="P39">Tests:</text:p>
          <text:list>
            <text:list-item>
              <text:p text:style-name="P39">Correctly initialize</text:p>
            </text:list-item>
            <text:list-item>
              <text:p text:style-name="P39">Throw error with bad input to scale function</text:p>
              <text:list>
                <text:list-item>
                  <text:p text:style-name="P39">Incompatible units</text:p>
                </text:list-item>
                <text:list-item>
                  <text:p text:style-name="P39">Non-positive scale values</text:p>
                </text:list-item>
                <text:list-item>
                  <text:p text:style-name="P39">Non-numeric scale values</text:p>
                </text:list-item>
              </text:list>
            </text:list-item>
          </text:list>
        </text:list-item>
      </text:list>
      <text:p text:style-name="P6"/>
      <text:p text:style-name="P7">LinearScaler CLASS</text:p>
      <text:list xml:id="list1149353225276389696" text:style-name="L13">
        <text:list-item>
          <text:p text:style-name="P40">Functionality:</text:p>
          <text:list>
            <text:list-item>
              <text:p text:style-name="P40">scale from one size to another using a linear exponent</text:p>
            </text:list-item>
          </text:list>
        </text:list-item>
        <text:list-item>
          <text:p text:style-name="P40">Tests:</text:p>
          <text:list>
            <text:list-item>
              <text:p text:style-name="P40">Correctly scale value</text:p>
            </text:list-item>
          </text:list>
        </text:list-item>
      </text:list>
      <text:p text:style-name="P7"/>
      <text:p text:style-name="P7">ExponentialScaler CLASS</text:p>
      <text:list xml:id="list1884645434011252238" text:style-name="L14">
        <text:list-item>
          <text:p text:style-name="P41">Attributes:</text:p>
          <text:list>
            <text:list-item>
              <text:p text:style-name="P41">exponent</text:p>
            </text:list-item>
          </text:list>
        </text:list-item>
      </text:list>
      <text:list xml:id="list3659078182462303426" text:style-name="L15">
        <text:list-item>
          <text:p text:style-name="P42">Functionality:</text:p>
          <text:list>
            <text:list-item>
              <text:p text:style-name="P42">scale from one size to another using an exponential ratio method</text:p>
              <text:list>
                <text:list-item>
                  <text:p text:style-name="P42">Note: LinearScaler is a subclass of this class with the exponent set to 1</text:p>
                </text:list-item>
              </text:list>
            </text:list-item>
          </text:list>
        </text:list-item>
        <text:list-item>
          <text:p text:style-name="P42">Tests:</text:p>
          <text:list>
            <text:list-item>
              <text:p text:style-name="P42">correctly scale value</text:p>
            </text:list-item>
          </text:list>
        </text:list-item>
      </text:list>
      <text:p text:style-name="P7"/>
      <text:p text:style-name="P7">SteppedScaler CLASS</text:p>
      <text:p text:style-name="P7"><text:tab/><text:span text:style-name="T5">Could this be a composite of None Scaler objects? <text:s/>Do we want a composite scaler?</text:span></text:p>
      <text:list xml:id="list5098300663780428926" text:style-name="L16">
        <text:list-item>
          <text:p text:style-name="P43">Attributes:</text:p>
          <text:list>
            <text:list-item>
              <text:p text:style-name="P43">Piecewise dictionary (defines values and factors for size)</text:p>
            </text:list-item>
          </text:list>
        </text:list-item>
      </text:list>
      <text:p text:style-name="P7"/>
      <text:p text:style-name="P7">NoneScaler CLASS:</text:p>
      <text:list xml:id="list5227085180113868" text:style-name="L17">
        <text:list-item>
          <text:p text:style-name="P44">No scaling within this class</text:p>
        </text:list-item>
        <text:list-item>
          <text:p text:style-name="P44">Functionality:</text:p>
          <text:list>
            <text:list-item>
              <text:p text:style-name="P44">Return identity for scaling from one size to another</text:p>
            </text:list-item>
          </text:list>
        </text:list-item>
        <text:list-item>
          <text:p text:style-name="P44">Tests:</text:p>
          <text:list>
            <text:list-item>
              <text:p text:style-name="P44">correctly scale val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3-19T13:04:21.527462099</dc:date>
    <meta:editing-duration>P2DT22H21M52S</meta:editing-duration>
    <meta:editing-cycles>27</meta:editing-cycles>
    <dc:creator>Chris Perkins</dc:creator>
    <meta:document-statistic meta:table-count="0" meta:image-count="0" meta:object-count="0" meta:page-count="8" meta:paragraph-count="238" meta:word-count="1424" meta:character-count="8286" meta:non-whitespace-character-count="7306"/>
  </office:meta>
</office:document-meta>
</file>